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bc3" officeooo:paragraph-rsid="000a4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1"/>
      <text:p text:style-name="P1">1. INTRODUCTION</text:p>
      <text:p text:style-name="P1">2. PRINCIPLES AND TECHNOLOGIES</text:p>
      <text:p text:style-name="P1"><text:tab/>1. PHOTOPLETHYSMOGRAPHY</text:p>
      <text:p text:style-name="P1"><text:tab/>2. BLUETOOTH SMART</text:p>
      <text:p text:style-name="P1"><text:tab/>5. ANDROID SYSTEMS</text:p>
      <text:p text:style-name="P1">3. METHODS AND MATERIALS</text:p>
      <text:p text:style-name="P1"><text:tab/>1. MAX30100</text:p>
      <text:p text:style-name="P1"><text:tab/>2. NRF51822</text:p>
      <text:p text:style-name="P1"><text:tab/>3. ANDROID LOLLIPOP 5.X</text:p>
      <text:p text:style-name="P1"><text:tab/>4. SENSOR UNIT</text:p>
      <text:p text:style-name="P1"><text:tab/>5. MICROCONTROLLER UNIT</text:p>
      <text:p text:style-name="P1"><text:tab/>6. MOBILE DEVICE</text:p>
      <text:p text:style-name="P1">4. RESULTS</text:p>
      <text:p text:style-name="P1">5. EVALUATION</text:p>
      <text:p text:style-name="P1">6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1:41:32.564534743</meta:creation-date>
    <dc:date>2015-08-27T11:57:00.664594765</dc:date>
    <meta:editing-duration>PT17S</meta:editing-duration>
    <meta:editing-cycles>1</meta:editing-cycles>
    <meta:document-statistic meta:table-count="0" meta:image-count="0" meta:object-count="0" meta:page-count="1" meta:paragraph-count="16" meta:word-count="44" meta:character-count="288" meta:non-whitespace-character-count="251"/>
    <meta:generator>LibreOffice/4.2.8.2$Linux_x86 LibreOffice_project/420m0$Build-2</meta:generator>
  </office:meta>
</office:document-meta>
</file>